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fo:font-weight="normal" style:font-name-asian="Comic Sans MS" style:font-size-asian="12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7" style:family="paragraph" style:parent-style-name="Standard" style:list-style-name="L1">
      <style:paragraph-properties fo:margin-top="0.212cm" fo:margin-bottom="0cm" loext:contextual-spacing="false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fo:font-weight="normal" style:font-name-asian="Comic Sans MS" style:font-size-asian="12pt" style:font-weight-asian="normal" style:font-size-complex="12pt" style:font-weight-complex="normal"/>
    </style:style>
    <style:style style:name="P8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<text:span text:style-name="T2"><text:tab/></text:span><text:span text:style-name="T3">Consultes SQL – Funcions d'agregació</text:span><text:span text:style-name="T2"><text:tab/></text:span></text:p>
      <text:p text:style-name="P3"/>
      <text:list xml:id="list1586016204" text:style-name="L1">
        <text:list-item>
          <text:p text:style-name="P7">Obtenir el total de vendes de totes les oficines. </text:p>
        </text:list-item>
        <text:list-item>
          <text:p text:style-name="P7">Quants empleats tenim?</text:p>
        </text:list-item>
        <text:list-item>
          <text:p text:style-name="P7">Quants empleats tenen una oficina assignada?</text:p>
        </text:list-item>
        <text:list-item>
          <text:p text:style-name="P5">Volem saber l'acumulat de vendes dels empleats de l'oficina 12.</text:p>
        </text:list-item>
        <text:list-item>
          <text:p text:style-name="P5">Obtenir el total de vendes de tots els empleats.</text:p>
        </text:list-item>
        <text:list-item>
          <text:p text:style-name="P5">Obtenir una llista amb la suma de les vendes dels empleats de cada oficina.</text:p>
        </text:list-item>
        <text:list-item>
          <text:p text:style-name="P5">Per cada producte treure la quantitat de producte <text:s/>venut (si un producte no s'ha venut mai no ha d'aparèixer).</text:p>
        </text:list-item>
        <text:list-item>
          <text:p text:style-name="P5">Volem obtenir el total de vendes de les oficines agrupades per regio i ciutat.</text:p>
        </text:list-item>
        <text:list-item>
          <text:p text:style-name="P5">Mostrar l'oficina i la quantitat corresponent al total de vendes dels empleats que tenen oficina assignada.</text:p>
        </text:list-item>
        <text:list-item>
          <text:p text:style-name="P5">Volem saber les oficines on els seus empleats tenen una mitjana de vendes major que 300.000.</text:p>
        </text:list-item>
        <text:list-item>
          <text:p text:style-name="P5"><text:s/>Quina és el sou mitjà i les vendes mitjanes de tots els empleats?</text:p>
        </text:list-item>
        <text:list-item>
          <text:p text:style-name="P5">Trobar l'import mitjà de comandes i l'import total de comandes. </text:p>
        </text:list-item>
        <text:list-item>
          <text:p text:style-name="P5">Trobar el preu mitjà dels productes del fabricant AC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language="es" fo:country="ES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0</text:page-number><text:s/>de <text:page-count style:num-format="1">1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tab/>Pàgina <text:page-number text:select-page="current">1</text:page-number><text:s/>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s</meta:initial-creator>
    <meta:creation-date>2007-09-15T16:35:00</meta:creation-date>
    <dc:date>2020-03-02T12:24:12.937775693</dc:date>
    <meta:print-date>2004-09-14T16:47:00</meta:print-date>
    <meta:editing-cycles>40</meta:editing-cycles>
    <meta:editing-duration>PT5H4M24S</meta:editing-duration>
    <meta:document-statistic meta:table-count="0" meta:image-count="0" meta:object-count="0" meta:page-count="1" meta:paragraph-count="16" meta:word-count="173" meta:character-count="971" meta:non-whitespace-character-count="816"/>
    <meta:user-defined meta:name="Informació 1"/>
    <meta:user-defined meta:name="Informació 2"/>
    <meta:user-defined meta:name="Informació 3"/>
    <meta:user-defined meta:name="Informació 4"/>
  </office:meta>
</office:document-meta>
</file>